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4" style:family="table">
      <style:table-properties style:width="15.748cm" fo:margin-left="-0.191cm" table:align="left" style:writing-mode="lr-tb"/>
    </style:style>
    <style:style style:name="Tabla14.A" style:family="table-column">
      <style:table-column-properties style:column-width="2.794cm"/>
    </style:style>
    <style:style style:name="Tabla14.B" style:family="table-column">
      <style:table-column-properties style:column-width="8.128cm"/>
    </style:style>
    <style:style style:name="Tabla14.C" style:family="table-column">
      <style:table-column-properties style:column-width="2.286cm"/>
    </style:style>
    <style:style style:name="Tabla14.D" style:family="table-column">
      <style:table-column-properties style:column-width="2.54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4.B1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a14.B3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la15" style:family="table">
      <style:table-properties style:width="15.75cm" fo:margin-left="-0.191cm" table:align="left" style:writing-mode="lr-tb"/>
    </style:style>
    <style:style style:name="Tabla15.A" style:family="table-column">
      <style:table-column-properties style:column-width="5.817cm"/>
    </style:style>
    <style:style style:name="Tabla15.B" style:family="table-column">
      <style:table-column-properties style:column-width="2.032cm"/>
    </style:style>
    <style:style style:name="Tabla15.C" style:family="table-column">
      <style:table-column-properties style:column-width="0.432cm"/>
    </style:style>
    <style:style style:name="Tabla15.F" style:family="table-column">
      <style:table-column-properties style:column-width="2.159cm"/>
    </style:style>
    <style:style style:name="Tabla15.H" style:family="table-column">
      <style:table-column-properties style:column-width="2.413cm"/>
    </style:style>
    <style:style style:name="Tabla15.1" style:family="table-row">
      <style:table-row-properties fo:keep-together="always"/>
    </style:style>
    <style:style style:name="Tab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5.D2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a15.D3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la15.D7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none" style:writing-mode="lr-tb"/>
    </style:style>
    <style:style style:name="Tabla17" style:family="table">
      <style:table-properties style:width="15.431cm" fo:margin-left="-0.191cm" table:align="left" style:writing-mode="lr-tb"/>
    </style:style>
    <style:style style:name="Tabla17.A" style:family="table-column">
      <style:table-column-properties style:column-width="1.778cm"/>
    </style:style>
    <style:style style:name="Tabla17.B" style:family="table-column">
      <style:table-column-properties style:column-width="8.255cm"/>
    </style:style>
    <style:style style:name="Tabla17.C" style:family="table-column">
      <style:table-column-properties style:column-width="1.905cm"/>
    </style:style>
    <style:style style:name="Tabla17.D" style:family="table-column">
      <style:table-column-properties style:column-width="3.493cm"/>
    </style:style>
    <style:style style:name="Tabla17.1" style:family="table-row">
      <style:table-row-properties fo:keep-together="always"/>
    </style:style>
    <style:style style:name="Tab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7.D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17.B2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la17.D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18" style:family="table">
      <style:table-properties style:width="15.478cm" fo:margin-left="-0.215cm" table:align="left" style:writing-mode="lr-tb"/>
    </style:style>
    <style:style style:name="Tabla18.A" style:family="table-column">
      <style:table-column-properties style:column-width="1.778cm"/>
    </style:style>
    <style:style style:name="Tabla18.B" style:family="table-column">
      <style:table-column-properties style:column-width="2.429cm"/>
    </style:style>
    <style:style style:name="Tabla18.C" style:family="table-column">
      <style:table-column-properties style:column-width="1.984cm"/>
    </style:style>
    <style:style style:name="Tabla18.D" style:family="table-column">
      <style:table-column-properties style:column-width="2.117cm"/>
    </style:style>
    <style:style style:name="Tabla18.E" style:family="table-column">
      <style:table-column-properties style:column-width="2.09cm"/>
    </style:style>
    <style:style style:name="Tabla18.F" style:family="table-column">
      <style:table-column-properties style:column-width="1.905cm"/>
    </style:style>
    <style:style style:name="Tabla18.G" style:family="table-column">
      <style:table-column-properties style:column-width="3.175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bottom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8.E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8.G1" style:family="table-cell">
      <style:table-cell-properties style:vertical-align="bottom" fo:padding-left="0.191cm" fo:padding-right="0.191cm" fo:padding-top="0cm" fo:padding-bottom="0cm" fo:border="0.75pt solid #000000" style:writing-mode="lr-tb"/>
    </style:style>
    <style:style style:name="Tabla18.G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1" style:family="table">
      <style:table-properties style:width="15.431cm" fo:margin-left="-0.191cm" table:align="left" style:writing-mode="lr-tb"/>
    </style:style>
    <style:style style:name="Tabla21.A" style:family="table-column">
      <style:table-column-properties style:column-width="2.096cm"/>
    </style:style>
    <style:style style:name="Tabla21.B" style:family="table-column">
      <style:table-column-properties style:column-width="7.62cm"/>
    </style:style>
    <style:style style:name="Tabla21.C" style:family="table-column">
      <style:table-column-properties style:column-width="1.905cm"/>
    </style:style>
    <style:style style:name="Tabla21.D" style:family="table-column">
      <style:table-column-properties style:column-width="3.81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1.D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1.B2" style:family="table-cell">
      <style:table-cell-properties style:vertical-align="top" fo:padding-left="0.191cm" fo:padding-right="0.191cm" fo:padding-top="0cm" fo:padding-bottom="0cm" fo:border-left="none" fo:border-right="none" fo:border-top="0.75pt solid #000000" fo:border-bottom="0.75pt solid #000000" style:writing-mode="lr-tb"/>
    </style:style>
    <style:style style:name="Tabla21.D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22" style:family="table">
      <style:table-properties style:width="15.466cm" fo:margin-left="-0.203cm" table:align="left" style:writing-mode="lr-tb"/>
    </style:style>
    <style:style style:name="Tabla22.A" style:family="table-column">
      <style:table-column-properties style:column-width="0.064cm"/>
    </style:style>
    <style:style style:name="Tabla22.B" style:family="table-column">
      <style:table-column-properties style:column-width="1.935cm"/>
    </style:style>
    <style:style style:name="Tabla22.C" style:family="table-column">
      <style:table-column-properties style:column-width="0.226cm"/>
    </style:style>
    <style:style style:name="Tabla22.D" style:family="table-column">
      <style:table-column-properties style:column-width="0.196cm"/>
    </style:style>
    <style:style style:name="Tabla22.E" style:family="table-column">
      <style:table-column-properties style:column-width="1.166cm"/>
    </style:style>
    <style:style style:name="Tabla22.F" style:family="table-column">
      <style:table-column-properties style:column-width="0.422cm"/>
    </style:style>
    <style:style style:name="Tabla22.G" style:family="table-column">
      <style:table-column-properties style:column-width="1.483cm"/>
    </style:style>
    <style:style style:name="Tabla22.I" style:family="table-column">
      <style:table-column-properties style:column-width="1.385cm"/>
    </style:style>
    <style:style style:name="Tabla22.J" style:family="table-column">
      <style:table-column-properties style:column-width="0.302cm"/>
    </style:style>
    <style:style style:name="Tabla22.M" style:family="table-column">
      <style:table-column-properties style:column-width="1.644cm"/>
    </style:style>
    <style:style style:name="Tabla22.N" style:family="table-column">
      <style:table-column-properties style:column-width="0.476cm"/>
    </style:style>
    <style:style style:name="Tabla22.O" style:family="table-column">
      <style:table-column-properties style:column-width="1.748cm"/>
    </style:style>
    <style:style style:name="Tabla22.Q" style:family="table-column">
      <style:table-column-properties style:column-width="1.917cm"/>
    </style:style>
    <style:style style:name="Tabla22.1" style:family="table-row">
      <style:table-row-properties fo:keep-together="always"/>
    </style:style>
    <style:style style:name="Tabla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2.I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2.M1" style:family="table-cell">
      <style:table-cell-properties style:vertical-align="top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a22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22.C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none" style:writing-mode="lr-tb"/>
    </style:style>
    <style:style style:name="Tabla22.I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2.J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22.Q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0" style:family="table">
      <style:table-properties style:width="4.036cm" table:align="left" style:writing-mode="lr-tb"/>
    </style:style>
    <style:style style:name="Tabla20.A" style:family="table-column">
      <style:table-column-properties style:column-width="2.096cm"/>
    </style:style>
    <style:style style:name="Tabla20.B" style:family="table-column">
      <style:table-column-properties style:column-width="1.94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a20.B1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a20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a20.B2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a20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0.B6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officeooo:paragraph-rsid="000c3ac6"/>
    </style:style>
    <style:style style:name="P2" style:family="paragraph" style:parent-style-name="Standard">
      <style:text-properties fo:font-size="8pt" officeooo:paragraph-rsid="000c3ac6" style:font-size-asian="8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1pt" fo:font-weight="bold" officeooo:paragraph-rsid="000c3ac6" style:font-size-asian="11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paragraph-rsid="000c3ac6" style:font-size-asian="11pt" style:font-weight-asian="bold"/>
    </style:style>
    <style:style style:name="P5" style:family="paragraph" style:parent-style-name="Standard">
      <style:paragraph-properties style:snap-to-layout-grid="false"/>
      <style:text-properties fo:font-size="11pt" fo:font-weight="bold" officeooo:paragraph-rsid="000c3ac6" style:font-size-asian="11pt" style:font-weight-asian="bold"/>
    </style:style>
    <style:style style:name="P6" style:family="paragraph" style:parent-style-name="Standard">
      <style:text-properties fo:font-size="11pt" fo:font-weight="bold" officeooo:paragraph-rsid="000c3ac6" style:font-size-asian="11pt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1pt" fo:font-style="italic" fo:font-weight="bold" officeooo:paragraph-rsid="000c3ac6" style:font-size-asian="11pt" style:font-style-asian="italic" style:font-weight-asian="bold"/>
    </style:style>
    <style:style style:name="P8" style:family="paragraph" style:parent-style-name="Standard">
      <style:paragraph-properties style:snap-to-layout-grid="false"/>
      <style:text-properties fo:font-size="11pt" officeooo:paragraph-rsid="000c3ac6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weight="bold" officeooo:paragraph-rsid="000c3ac6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0c3ac6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officeooo:paragraph-rsid="000c3ac6"/>
    </style:style>
    <style:style style:name="P12" style:family="paragraph" style:parent-style-name="Standard">
      <style:text-properties officeooo:paragraph-rsid="000c3ac6"/>
    </style:style>
    <style:style style:name="P13" style:family="paragraph" style:parent-style-name="Standard">
      <style:paragraph-properties fo:text-align="center" style:justify-single-word="false" style:snap-to-layout-grid="false"/>
      <style:text-properties officeooo:rsid="000da23b" officeooo:paragraph-rsid="000da23b"/>
    </style:style>
    <style:style style:name="P14" style:family="paragraph" style:parent-style-name="Standard">
      <style:paragraph-properties style:snap-to-layout-grid="false"/>
      <style:text-properties officeooo:rsid="000da23b" officeooo:paragraph-rsid="000da23b"/>
    </style:style>
    <style:style style:name="P15" style:family="paragraph" style:parent-style-name="Standard" style:list-style-name="">
      <style:paragraph-properties fo:margin-left="0cm" fo:margin-right="0cm" fo:line-height="150%" fo:text-align="justify" style:justify-single-word="false" fo:text-indent="0cm" style:auto-text-indent="false"/>
      <style:text-properties fo:font-size="8pt" officeooo:paragraph-rsid="000c3ac6" style:font-size-asian="8pt" style:font-size-complex="12pt"/>
    </style:style>
    <style:style style:name="P16" style:family="paragraph" style:parent-style-name="FormText">
      <style:paragraph-properties style:snap-to-layout-grid="false"/>
      <style:text-properties officeooo:paragraph-rsid="000c3ac6"/>
    </style:style>
    <style:style style:name="P17" style:family="paragraph" style:parent-style-name="FormText">
      <style:paragraph-properties fo:text-align="center" style:justify-single-word="false"/>
      <style:text-properties fo:font-weight="bold" officeooo:paragraph-rsid="000c3ac6" style:font-weight-asian="bold"/>
    </style:style>
    <style:style style:name="P18" style:family="paragraph" style:parent-style-name="FormText">
      <style:text-properties fo:font-weight="bold" officeooo:paragraph-rsid="000c3ac6" style:font-weight-asian="bold"/>
    </style:style>
    <style:style style:name="P19" style:family="paragraph" style:parent-style-name="FormText">
      <style:paragraph-properties style:snap-to-layout-grid="false"/>
      <style:text-properties fo:font-weight="bold" officeooo:rsid="000da23b" officeooo:paragraph-rsid="000da23b" style:font-weight-asian="bold"/>
    </style:style>
    <style:style style:name="P20" style:family="paragraph" style:parent-style-name="FormText">
      <style:paragraph-properties fo:text-align="center" style:justify-single-word="false"/>
      <style:text-properties officeooo:paragraph-rsid="000c3ac6"/>
    </style:style>
    <style:style style:name="P21" style:family="paragraph" style:parent-style-name="FormText">
      <style:paragraph-properties fo:text-align="start" style:justify-single-word="false" style:snap-to-layout-grid="false"/>
      <style:text-properties officeooo:paragraph-rsid="000c3ac6"/>
    </style:style>
    <style:style style:name="P22" style:family="paragraph" style:parent-style-name="FormText">
      <style:text-properties officeooo:paragraph-rsid="000c3ac6"/>
    </style:style>
    <style:style style:name="P23" style:family="paragraph" style:parent-style-name="FormText">
      <style:text-properties fo:font-size="6pt" style:font-size-asian="6pt"/>
    </style:style>
    <style:style style:name="P24" style:family="paragraph" style:parent-style-name="FormText">
      <style:paragraph-properties style:snap-to-layout-grid="false"/>
      <style:text-properties fo:font-size="6pt" style:font-size-asian="6pt"/>
    </style:style>
    <style:style style:name="P25" style:family="paragraph" style:parent-style-name="FormText">
      <style:paragraph-properties style:snap-to-layout-grid="false"/>
      <style:text-properties officeooo:rsid="000da23b" officeooo:paragraph-rsid="000da23b"/>
    </style:style>
    <style:style style:name="P26" style:family="paragraph" style:parent-style-name="FormText">
      <style:paragraph-properties style:snap-to-layout-grid="false"/>
      <style:text-properties officeooo:rsid="000f8788" officeooo:paragraph-rsid="000f8788"/>
    </style:style>
    <style:style style:name="P27" style:family="paragraph" style:parent-style-name="FormText">
      <style:paragraph-properties style:snap-to-layout-grid="false"/>
      <style:text-properties officeooo:rsid="00106d1c" officeooo:paragraph-rsid="00106d1c"/>
    </style:style>
    <style:style style:name="P28" style:family="paragraph" style:parent-style-name="FormText">
      <style:paragraph-properties style:snap-to-layout-grid="false"/>
      <style:text-properties officeooo:rsid="00114a42" officeooo:paragraph-rsid="00114a42"/>
    </style:style>
    <style:style style:name="P29" style:family="paragraph" style:parent-style-name="ScriptTableBullets1" style:list-style-name="">
      <style:paragraph-properties fo:margin-left="0cm" fo:margin-right="0cm" fo:line-height="150%" fo:text-align="justify" style:justify-single-word="false" fo:text-indent="0cm" style:auto-text-indent="false"/>
      <style:text-properties fo:font-size="12pt" officeooo:paragraph-rsid="000c3ac6" style:font-size-asian="12pt" style:font-size-complex="12pt"/>
    </style:style>
    <style:style style:name="P30" style:family="paragraph" style:parent-style-name="ScriptTableBullets1" style:list-style-name="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2pt" fo:font-weight="bold" officeooo:paragraph-rsid="000c3ac6" style:font-size-asian="12pt" style:font-weight-asian="bold" style:font-size-complex="12pt"/>
    </style:style>
    <style:style style:name="P31" style:family="paragraph" style:parent-style-name="Table_20_Heading">
      <style:paragraph-properties style:snap-to-layout-grid="false"/>
      <style:text-properties officeooo:paragraph-rsid="000c3ac6"/>
    </style:style>
    <style:style style:name="P32" style:family="paragraph" style:parent-style-name="FormTitle">
      <style:text-properties officeooo:paragraph-rsid="000c3ac6"/>
    </style:style>
    <style:style style:name="P33" style:family="paragraph" style:parent-style-name="FormTitle">
      <style:paragraph-properties fo:break-before="page"/>
      <style:text-properties officeooo:paragraph-rsid="000c3ac6"/>
    </style:style>
    <style:style style:name="T1" style:family="text">
      <style:text-properties fo:font-size="11pt" style:font-size-asian="11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06d1c"/>
    </style:style>
    <style:style style:name="fr1" style:family="graphic" style:parent-style-name="Frame">
      <style:graphic-properties fo:margin-left="0.508cm" fo:margin-right="0cm" fo:margin-top="0cm" fo:margin-bottom="0.635cm" style:wrap="parallel" style:number-wrapped-paragraphs="no-limit" style:vertical-pos="from-top" style:vertical-rel="page" style:horizontal-pos="from-left" style:horizontal-rel="page" fo:background-color="#ffffff" style:background-transparency="100%" fo:padding="0.002cm" fo:border="non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SP0 Project Plan Summary 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 table:style-name="Tabla14.1">
          <table:table-cell table:style-name="Tabla14.A1" office:value-type="string">
            <text:p text:style-name="P12">Student</text:p>
          </table:table-cell>
          <table:table-cell table:style-name="Tabla14.B1" office:value-type="string">
            <text:p text:style-name="P1">Aquino Julian</text:p>
          </table:table-cell>
          <table:table-cell table:style-name="Tabla14.A1" office:value-type="string">
            <text:p text:style-name="P12">Date</text:p>
          </table:table-cell>
          <table:table-cell table:style-name="Tabla14.B1" office:value-type="string">
            <text:p text:style-name="P14">8 de junio</text:p>
          </table:table-cell>
        </table:table-row>
        <table:table-row table:style-name="Tabla14.1">
          <table:table-cell table:style-name="Tabla14.A1" office:value-type="string">
            <text:p text:style-name="P12">Program</text:p>
          </table:table-cell>
          <table:table-cell table:style-name="Tabla14.A1" office:value-type="string">
            <text:p text:style-name="P14">Fibonacci</text:p>
          </table:table-cell>
          <table:table-cell table:style-name="Tabla14.A1" office:value-type="string">
            <text:p text:style-name="P12">Program #</text:p>
          </table:table-cell>
          <table:table-cell table:style-name="Tabla14.A1" office:value-type="string">
            <text:p text:style-name="P13">2</text:p>
          </table:table-cell>
        </table:table-row>
        <table:table-row table:style-name="Tabla14.1">
          <table:table-cell table:style-name="Tabla14.A1" office:value-type="string">
            <text:p text:style-name="P12">Instructor</text:p>
          </table:table-cell>
          <table:table-cell table:style-name="Tabla14.B3" office:value-type="string">
            <text:p text:style-name="P1"/>
          </table:table-cell>
          <table:table-cell table:style-name="Tabla14.A1" office:value-type="string">
            <text:p text:style-name="P12">Language</text:p>
          </table:table-cell>
          <table:table-cell table:style-name="Tabla14.B3" office:value-type="string">
            <text:p text:style-name="P14">python</text:p>
          </table:table-cell>
        </table:table-row>
      </table:table>
      <text:p text:style-name="P2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B"/>
        <table:table-column table:style-name="Tabla15.C"/>
        <table:table-column table:style-name="Tabla15.F"/>
        <table:table-column table:style-name="Tabla15.C"/>
        <table:table-column table:style-name="Tabla15.H"/>
        <table:table-row table:style-name="Tabla15.1">
          <table:table-cell table:style-name="Tabla15.A1" office:value-type="string">
            <text:p text:style-name="P6">Time in Phase (min.)</text:p>
          </table:table-cell>
          <table:table-cell table:style-name="Tabla15.A1" office:value-type="string">
            <text:p text:style-name="P4">Plan</text:p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4">Actual</text:p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4">To Date</text:p>
          </table:table-cell>
          <table:table-cell table:style-name="Tabla15.A1" office:value-type="string">
            <text:p text:style-name="P9"/>
          </table:table-cell>
          <table:table-cell table:style-name="Tabla15.A1" office:value-type="string">
            <text:p text:style-name="P4">To Date %</text:p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Planning</text:span></text:p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"/>
          </table:table-cell>
          <table:table-cell table:style-name="Tabla15.D2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2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Design</text:span></text:p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Code</text:span></text:p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Compile</text:span></text:p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Test</text:span></text:p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Postmortem</text:span></text:p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"/>
          </table:table-cell>
          <table:table-cell table:style-name="Tabla15.D7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7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7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4"/>Total</text:span></text:p>
          </table:table-cell>
          <table:table-cell table:style-name="Tabla15.D2" office:value-type="string">
            <text:p text:style-name="P13">2HS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5"/>
          </table:table-cell>
          <table:table-cell table:style-name="Tabla15.A1" office:value-type="string">
            <text:p text:style-name="P7"/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9"/>
          </table:table-cell>
          <table:table-cell table:style-name="Tabla15.A1" office:value-type="string">
            <text:p text:style-name="P3"/>
          </table:table-cell>
        </table:table-row>
        <table:table-row table:style-name="Tabla15.1">
          <table:table-cell table:style-name="Tabla15.A1" office:value-type="string">
            <text:p text:style-name="P6">Defects Injected</text:p>
          </table:table-cell>
          <table:table-cell table:style-name="Tabla15.A1" office:value-type="string">
            <text:p text:style-name="P7"/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4">Actual</text:p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4">To Date</text:p>
          </table:table-cell>
          <table:table-cell table:style-name="Tabla15.A1" office:value-type="string">
            <text:p text:style-name="P9"/>
          </table:table-cell>
          <table:table-cell table:style-name="Tabla15.A1" office:value-type="string">
            <text:p text:style-name="P4">To Date %</text:p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Planning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2" office:value-type="string">
            <text:p text:style-name="P11">-</text:p>
          </table:table-cell>
          <table:table-cell table:style-name="Tabla15.A1" office:value-type="string">
            <text:p text:style-name="P1"/>
          </table:table-cell>
          <table:table-cell table:style-name="Tabla15.D2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Design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1">-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Code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3">-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Compile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3">5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2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Test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1">-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4"/>Total Development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3">5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7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7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7" office:value-type="string">
            <text:p text:style-name="P8"/>
          </table:table-cell>
          <table:table-cell table:style-name="Tabla15.A1" office:value-type="string">
            <text:p text:style-name="P1"/>
          </table:table-cell>
          <table:table-cell table:style-name="Tabla15.D7" office:value-type="string">
            <text:p text:style-name="P1"/>
          </table:table-cell>
        </table:table-row>
        <table:table-row table:style-name="Tabla15.1">
          <table:table-cell table:style-name="Tabla15.A1" office:value-type="string">
            <text:p text:style-name="P6">Defects Removed</text:p>
          </table:table-cell>
          <table:table-cell table:style-name="Tabla15.A1" office:value-type="string">
            <text:p text:style-name="P7"/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4">Actual</text:p>
          </table:table-cell>
          <table:table-cell table:style-name="Tabla15.A1" office:value-type="string">
            <text:p text:style-name="P3"/>
          </table:table-cell>
          <table:table-cell table:style-name="Tabla15.A1" office:value-type="string">
            <text:p text:style-name="P4">To Date</text:p>
          </table:table-cell>
          <table:table-cell table:style-name="Tabla15.A1" office:value-type="string">
            <text:p text:style-name="P9"/>
          </table:table-cell>
          <table:table-cell table:style-name="Tabla15.A1" office:value-type="string">
            <text:p text:style-name="P10">To Date %</text:p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Planning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2" office:value-type="string">
            <text:p text:style-name="P11">-</text:p>
          </table:table-cell>
          <table:table-cell table:style-name="Tabla15.A1" office:value-type="string">
            <text:p text:style-name="P1"/>
          </table:table-cell>
          <table:table-cell table:style-name="Tabla15.D2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Design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1">-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Code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1">-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Compile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1">-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2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Test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3">5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4"/>Total Development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3">5</text:p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7" office:value-type="string">
            <text:p text:style-name="P11"/>
          </table:table-cell>
        </table:table-row>
        <table:table-row table:style-name="Tabla15.1">
          <table:table-cell table:style-name="Tabla15.A1" office:value-type="string">
            <text:p text:style-name="P12"><text:span text:style-name="T1"><text:s text:c="2"/>After Development</text:span></text:p>
          </table:table-cell>
          <table:table-cell table:style-name="Tabla15.A1" office:value-type="string">
            <text:p text:style-name="P8"/>
          </table:table-cell>
          <table:table-cell table:style-name="Tabla15.A1" office:value-type="string">
            <text:p text:style-name="P8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3" office:value-type="string">
            <text:p text:style-name="P11"/>
          </table:table-cell>
          <table:table-cell table:style-name="Tabla15.A1" office:value-type="string">
            <text:p text:style-name="P1"/>
          </table:table-cell>
          <table:table-cell table:style-name="Tabla15.D7" office:value-type="string">
            <text:p text:style-name="P1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2">PSP Time Recording Log 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22">Student</text:p>
          </table:table-cell>
          <table:table-cell table:style-name="Tabla17.A1" office:value-type="string">
            <text:p text:style-name="P25">Julian Aquino</text:p>
          </table:table-cell>
          <table:table-cell table:style-name="Tabla17.A1" office:value-type="string">
            <text:p text:style-name="P22">Date</text:p>
          </table:table-cell>
          <table:table-cell table:style-name="Tabla17.D1" office:value-type="string">
            <text:p text:style-name="P25">8 de junio</text:p>
          </table:table-cell>
        </table:table-row>
        <table:table-row table:style-name="Tabla17.1">
          <table:table-cell table:style-name="Tabla17.A1" office:value-type="string">
            <text:p text:style-name="P22">Program</text:p>
          </table:table-cell>
          <table:table-cell table:style-name="Tabla17.B2" office:value-type="string">
            <text:p text:style-name="P25">Fibonacci</text:p>
          </table:table-cell>
          <table:table-cell table:style-name="Tabla17.A1" office:value-type="string">
            <text:p text:style-name="P22">Program #</text:p>
          </table:table-cell>
          <table:table-cell table:style-name="Tabla17.D2" office:value-type="string">
            <text:p text:style-name="P25">2</text:p>
          </table:table-cell>
        </table:table-row>
        <table:table-row table:style-name="Tabla17.1">
          <table:table-cell table:style-name="Tabla17.A1" office:value-type="string">
            <text:p text:style-name="P22">Instructor</text:p>
          </table:table-cell>
          <table:table-cell table:style-name="Tabla17.B2" office:value-type="string">
            <text:p text:style-name="P25">Reingart</text:p>
          </table:table-cell>
          <table:table-cell table:style-name="Tabla17.A1" office:value-type="string">
            <text:p text:style-name="P22">Language</text:p>
          </table:table-cell>
          <table:table-cell table:style-name="Tabla17.D2" office:value-type="string">
            <text:p text:style-name="P16"/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column table:style-name="Tabla18.E"/>
        <table:table-column table:style-name="Tabla18.F"/>
        <table:table-column table:style-name="Tabla18.G"/>
        <table:table-row table:style-name="Tabla18.1">
          <table:table-cell table:style-name="Tabla18.A1" office:value-type="string">
            <text:p text:style-name="P18">Ticket N°</text:p>
          </table:table-cell>
          <table:table-cell table:style-name="Tabla18.A1" office:value-type="string">
            <text:p text:style-name="P18">fase</text:p>
          </table:table-cell>
          <table:table-cell table:style-name="Tabla18.A1" office:value-type="string">
            <text:p text:style-name="P18">Start Date and Time</text:p>
          </table:table-cell>
          <table:table-cell table:style-name="Tabla18.A1" office:value-type="string">
            <text:p text:style-name="P20"><text:span text:style-name="T2">Interrupciones. Time</text:span></text:p>
          </table:table-cell>
          <table:table-cell table:style-name="Tabla18.E1" office:value-type="string">
            <text:p text:style-name="P22"><text:span text:style-name="T2">Fecha de finalizacion and Time</text:span></text:p>
          </table:table-cell>
          <table:table-cell table:style-name="Tabla18.A1" office:value-type="string">
            <text:p text:style-name="P18">Diferencia de tiempo</text:p>
          </table:table-cell>
          <table:table-cell table:style-name="Tabla18.G1" office:value-type="string">
            <text:p text:style-name="P17">comentarios</text:p>
          </table:table-cell>
        </table:table-row>
        <table:table-row table:style-name="Tabla18.1">
          <table:table-cell table:style-name="Tabla18.E1" office:value-type="string">
            <text:p text:style-name="P19">2</text:p>
          </table:table-cell>
          <table:table-cell table:style-name="Tabla18.E1" office:value-type="string">
            <text:p text:style-name="P25">Planificacion</text:p>
            <text:p text:style-name="P25"/>
          </table:table-cell>
          <table:table-cell table:style-name="Tabla18.E1" office:value-type="string">
            <text:p text:style-name="P26">8/6 10:00</text:p>
          </table:table-cell>
          <table:table-cell table:style-name="Tabla18.E1" office:value-type="string">
            <text:p text:style-name="P16">-</text:p>
          </table:table-cell>
          <table:table-cell table:style-name="Tabla18.E1" office:value-type="string">
            <text:p text:style-name="P26">8/6 10:05</text:p>
          </table:table-cell>
          <table:table-cell table:style-name="Tabla18.E1" office:value-type="string">
            <text:p text:style-name="P27">5 min</text:p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25">2</text:p>
          </table:table-cell>
          <table:table-cell table:style-name="Tabla18.E1" office:value-type="string">
            <text:p text:style-name="P26">Diseño</text:p>
            <text:p text:style-name="P26"/>
          </table:table-cell>
          <table:table-cell table:style-name="Tabla18.E1" office:value-type="string">
            <text:p text:style-name="P26">8/6 10:05</text:p>
          </table:table-cell>
          <table:table-cell table:style-name="Tabla18.E1" office:value-type="string">
            <text:p text:style-name="P16">-</text:p>
          </table:table-cell>
          <table:table-cell table:style-name="Tabla18.E1" office:value-type="string">
            <text:p text:style-name="P26">8/6 10:20</text:p>
          </table:table-cell>
          <table:table-cell table:style-name="Tabla18.E1" office:value-type="string">
            <text:p text:style-name="P27">15 min</text:p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25">2</text:p>
          </table:table-cell>
          <table:table-cell table:style-name="Tabla18.E1" office:value-type="string">
            <text:p text:style-name="P26">Codigo</text:p>
            <text:p text:style-name="P26"/>
          </table:table-cell>
          <table:table-cell table:style-name="Tabla18.E1" office:value-type="string">
            <text:p text:style-name="P26">8/6 10:20</text:p>
          </table:table-cell>
          <table:table-cell table:style-name="Tabla18.E1" office:value-type="string">
            <text:p text:style-name="P16">-</text:p>
          </table:table-cell>
          <table:table-cell table:style-name="Tabla18.E1" office:value-type="string">
            <text:p text:style-name="P26">8/6 1040</text:p>
          </table:table-cell>
          <table:table-cell table:style-name="Tabla18.E1" office:value-type="string">
            <text:p text:style-name="P27">20 min</text:p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26">2</text:p>
          </table:table-cell>
          <table:table-cell table:style-name="Tabla18.E1" office:value-type="string">
            <text:p text:style-name="P26"/>
            <text:p text:style-name="P26">Compilacion</text:p>
            <text:p text:style-name="P26"/>
          </table:table-cell>
          <table:table-cell table:style-name="Tabla18.E1" office:value-type="string">
            <text:p text:style-name="P26"/>
            <text:p text:style-name="P26">8/6 <text:span text:style-name="T3">10:40</text:span></text:p>
          </table:table-cell>
          <table:table-cell table:style-name="Tabla18.E1" office:value-type="string">
            <text:p text:style-name="P16">-</text:p>
          </table:table-cell>
          <table:table-cell table:style-name="Tabla18.E1" office:value-type="string">
            <text:p text:style-name="P27"/>
            <text:p text:style-name="P27">8/6 10:55</text:p>
          </table:table-cell>
          <table:table-cell table:style-name="Tabla18.E1" office:value-type="string">
            <text:p text:style-name="P27"/>
            <text:p text:style-name="P27">15 min</text:p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26">2</text:p>
          </table:table-cell>
          <table:table-cell table:style-name="Tabla18.E1" office:value-type="string">
            <text:p text:style-name="P26">Prueba</text:p>
            <text:p text:style-name="P26"/>
          </table:table-cell>
          <table:table-cell table:style-name="Tabla18.E1" office:value-type="string">
            <text:p text:style-name="P27">8/6 10:55</text:p>
          </table:table-cell>
          <table:table-cell table:style-name="Tabla18.E1" office:value-type="string">
            <text:p text:style-name="P16">-</text:p>
          </table:table-cell>
          <table:table-cell table:style-name="Tabla18.E1" office:value-type="string">
            <text:p text:style-name="P27">8/6 11:00</text:p>
          </table:table-cell>
          <table:table-cell table:style-name="Tabla18.E1" office:value-type="string">
            <text:p text:style-name="P27">5 min</text:p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26">2</text:p>
          </table:table-cell>
          <table:table-cell table:style-name="Tabla18.E1" office:value-type="string">
            <text:p text:style-name="P26">Postmorten</text:p>
            <text:p text:style-name="P26"/>
          </table:table-cell>
          <table:table-cell table:style-name="Tabla18.E1" office:value-type="string">
            <text:p text:style-name="P27">8/6 11:00</text:p>
          </table:table-cell>
          <table:table-cell table:style-name="Tabla18.E1" office:value-type="string">
            <text:p text:style-name="P16">-</text:p>
          </table:table-cell>
          <table:table-cell table:style-name="Tabla18.E1" office:value-type="string">
            <text:p text:style-name="P27">8/6 11:15</text:p>
          </table:table-cell>
          <table:table-cell table:style-name="Tabla18.E1" office:value-type="string">
            <text:p text:style-name="P27">15 min</text:p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26"/>
          </table:table-cell>
          <table:table-cell table:style-name="Tabla18.E1" office:value-type="string">
            <text:p text:style-name="P26"/>
            <text:p text:style-name="P2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21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  <table:table-row table:style-name="Tabla18.1"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E1" office:value-type="string">
            <text:p text:style-name="P16"/>
          </table:table-cell>
          <table:table-cell table:style-name="Tabla18.G2" office:value-type="string">
            <text:p text:style-name="P16"/>
          </table:table-cell>
        </table:table-row>
      </table:table>
      <text:p text:style-name="P15"/>
      <text:p text:style-name="P15"/>
      <text:p text:style-name="P33">PSP Defect Recording Log </text:p>
      <text:p text:style-name="P32"><draw:frame draw:style-name="fr1" draw:name="Marco1" text:anchor-type="char" svg:x="14.397cm" svg:y="2.54cm" svg:width="4.016cm" svg:height="1.494cm" draw:z-index="0"><draw:text-box><table:table table:name="Tabla20" table:style-name="Tabla20"><table:table-column table:style-name="Tabla20.A"/><table:table-column table:style-name="Tabla20.B"/><table:table-row table:style-name="Tabla20.1"><table:table-cell table:style-name="Tabla20.A1" office:value-type="string"><text:p text:style-name="P23">Defect Types</text:p></table:table-cell><table:table-cell table:style-name="Tabla20.B1" office:value-type="string"><text:p text:style-name="P24"/></table:table-cell></table:table-row><table:table-row table:style-name="Tabla20.1"><table:table-cell table:style-name="Tabla20.A2" office:value-type="string"><text:p text:style-name="P23">10 Documentation</text:p></table:table-cell><table:table-cell table:style-name="Tabla20.B2" office:value-type="string"><text:p text:style-name="P23">60 Checking</text:p></table:table-cell></table:table-row><table:table-row table:style-name="Tabla20.1"><table:table-cell table:style-name="Tabla20.A2" office:value-type="string"><text:p text:style-name="P23">20 Syntax</text:p></table:table-cell><table:table-cell table:style-name="Tabla20.B2" office:value-type="string"><text:p text:style-name="P23">70 Data</text:p></table:table-cell></table:table-row><table:table-row table:style-name="Tabla20.1"><table:table-cell table:style-name="Tabla20.A2" office:value-type="string"><text:p text:style-name="P23">30 Build, Package</text:p></table:table-cell><table:table-cell table:style-name="Tabla20.B2" office:value-type="string"><text:p text:style-name="P23">80 Function</text:p></table:table-cell></table:table-row><table:table-row table:style-name="Tabla20.1"><table:table-cell table:style-name="Tabla20.A2" office:value-type="string"><text:p text:style-name="P23">40 Assignment</text:p></table:table-cell><table:table-cell table:style-name="Tabla20.B2" office:value-type="string"><text:p text:style-name="P23">90 System</text:p></table:table-cell></table:table-row><table:table-row table:style-name="Tabla20.1"><table:table-cell table:style-name="Tabla20.A6" office:value-type="string"><text:p text:style-name="P23">50 Interface</text:p></table:table-cell><table:table-cell table:style-name="Tabla20.B6" office:value-type="string"><text:p text:style-name="P23">100 Environment</text:p></table:table-cell></table:table-row></table:table><text:p text:style-name="Standard"><text:s/></text:p></draw:text-box></draw:frame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22">Student</text:p>
          </table:table-cell>
          <table:table-cell table:style-name="Tabla21.A1" office:value-type="string">
            <text:p text:style-name="P28">Julian Aquino</text:p>
          </table:table-cell>
          <table:table-cell table:style-name="Tabla21.A1" office:value-type="string">
            <text:p text:style-name="P22">Date</text:p>
          </table:table-cell>
          <table:table-cell table:style-name="Tabla21.D1" office:value-type="string">
            <text:p text:style-name="P16"/>
          </table:table-cell>
        </table:table-row>
        <table:table-row table:style-name="Tabla21.1">
          <table:table-cell table:style-name="Tabla21.A1" office:value-type="string">
            <text:p text:style-name="P22">Program</text:p>
          </table:table-cell>
          <table:table-cell table:style-name="Tabla21.B2" office:value-type="string">
            <text:p text:style-name="P28">Fibonacci</text:p>
          </table:table-cell>
          <table:table-cell table:style-name="Tabla21.A1" office:value-type="string">
            <text:p text:style-name="P22">Program #</text:p>
          </table:table-cell>
          <table:table-cell table:style-name="Tabla21.D2" office:value-type="string">
            <text:p text:style-name="P16"/>
          </table:table-cell>
        </table:table-row>
        <table:table-row table:style-name="Tabla21.1">
          <table:table-cell table:style-name="Tabla21.A1" office:value-type="string">
            <text:p text:style-name="P22">Instructor</text:p>
          </table:table-cell>
          <table:table-cell table:style-name="Tabla21.B2" office:value-type="string">
            <text:p text:style-name="P28">Reingart</text:p>
          </table:table-cell>
          <table:table-cell table:style-name="Tabla21.A1" office:value-type="string">
            <text:p text:style-name="P22">Language</text:p>
          </table:table-cell>
          <table:table-cell table:style-name="Tabla21.D2" office:value-type="string">
            <text:p text:style-name="P16"/>
          </table:table-cell>
        </table:table-row>
      </table:table>
      <text:p text:style-name="P22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column table:style-name="Tabla22.F"/>
        <table:table-column table:style-name="Tabla22.I"/>
        <table:table-column table:style-name="Tabla22.J"/>
        <table:table-column table:style-name="Tabla22.E"/>
        <table:table-column table:style-name="Tabla22.F"/>
        <table:table-column table:style-name="Tabla22.M"/>
        <table:table-column table:style-name="Tabla22.N"/>
        <table:table-column table:style-name="Tabla22.O"/>
        <table:table-column table:style-name="Tabla22.N"/>
        <table:table-column table:style-name="Tabla22.Q"/>
        <table:table-row table:style-name="Tabla22.1">
          <table:table-cell table:style-name="Tabla22.A1" office:value-type="string">
            <text:p text:style-name="P31"/>
          </table:table-cell>
          <table:table-cell table:style-name="Tabla22.A1" office:value-type="string">
            <text:p text:style-name="P22">N° de ticket</text:p>
          </table:table-cell>
          <table:table-cell table:style-name="Tabla22.A1" table:number-columns-spanned="2" office:value-type="string">
            <text:p text:style-name="P16"/>
          </table:table-cell>
          <table:covered-table-cell/>
          <table:table-cell table:style-name="Tabla22.A1" office:value-type="string">
            <text:p text:style-name="P22">Fecha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Numero de error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Tipo de defecto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Fase de error</text:p>
          </table:table-cell>
          <table:table-cell table:style-name="Tabla22.A1" office:value-type="string">
            <text:p text:style-name="P16"/>
          </table:table-cell>
          <table:table-cell table:style-name="Tabla22.M1" office:value-type="string">
            <text:p text:style-name="P22">Fase de correccion de error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Tiempo de correccio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Si cometimos otro error</text:p>
          </table:table-cell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B2" office:value-type="string">
            <text:p text:style-name="P28">2</text:p>
          </table:table-cell>
          <table:table-cell table:style-name="Tabla22.C2" table:number-columns-spanned="2" office:value-type="string">
            <text:p text:style-name="P16"/>
          </table:table-cell>
          <table:covered-table-cell/>
          <table:table-cell table:style-name="Tabla22.B2" office:value-type="string">
            <text:p text:style-name="P28">8/6</text:p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28">1</text:p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28">30</text:p>
          </table:table-cell>
          <table:table-cell table:style-name="Tabla22.J2" office:value-type="string">
            <text:p text:style-name="P16"/>
          </table:table-cell>
          <table:table-cell table:style-name="Tabla22.B2" office:value-type="string">
            <text:p text:style-name="P28">cod</text:p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28">Compile</text:p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28">1 min</text:p>
          </table:table-cell>
          <table:table-cell table:style-name="Tabla22.J2" office:value-type="string">
            <text:p text:style-name="P16"/>
          </table:table-cell>
          <table:table-cell table:style-name="Tabla22.Q2" office:value-type="string">
            <text:p text:style-name="P16"/>
          </table:table-cell>
        </table:table-row>
        <table:table-row table:style-name="Tabla22.1">
          <table:table-cell table:style-name="Tabla22.A1" table:number-columns-spanned="3" office:value-type="string">
            <text:p text:style-name="P22">Description:</text:p>
          </table:table-cell>
          <table:covered-table-cell/>
          <table:covered-table-cell/>
          <table:table-cell table:style-name="Tabla22.M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A1" office:value-type="string">
            <text:p text:style-name="P22">Project</text:p>
          </table:table-cell>
          <table:table-cell table:style-name="Tabla22.A1" table:number-columns-spanned="2" office:value-type="string">
            <text:p text:style-name="P16"/>
          </table:table-cell>
          <table:covered-table-cell/>
          <table:table-cell table:style-name="Tabla22.A1" office:value-type="string">
            <text:p text:style-name="P22">Dat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Number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Typ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Inject</text:p>
          </table:table-cell>
          <table:table-cell table:style-name="Tabla22.A1" office:value-type="string">
            <text:p text:style-name="P16"/>
          </table:table-cell>
          <table:table-cell table:style-name="Tabla22.M1" office:value-type="string">
            <text:p text:style-name="P22">Remov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Tim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Ref.</text:p>
          </table:table-cell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B2" office:value-type="string">
            <text:p text:style-name="P28">2</text:p>
          </table:table-cell>
          <table:table-cell table:style-name="Tabla22.C2" table:number-columns-spanned="2" office:value-type="string">
            <text:p text:style-name="P16"/>
          </table:table-cell>
          <table:covered-table-cell/>
          <table:table-cell table:style-name="Tabla22.B2" office:value-type="string">
            <text:p text:style-name="P28">8/6</text:p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28">2</text:p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28">30</text:p>
          </table:table-cell>
          <table:table-cell table:style-name="Tabla22.J2" office:value-type="string">
            <text:p text:style-name="P16"/>
          </table:table-cell>
          <table:table-cell table:style-name="Tabla22.B2" office:value-type="string">
            <text:p text:style-name="P28">Cod</text:p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28">compile</text:p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28">1 min</text:p>
          </table:table-cell>
          <table:table-cell table:style-name="Tabla22.J2" office:value-type="string">
            <text:p text:style-name="P16"/>
          </table:table-cell>
          <table:table-cell table:style-name="Tabla22.Q2" office:value-type="string">
            <text:p text:style-name="P16"/>
          </table:table-cell>
        </table:table-row>
        <table:table-row table:style-name="Tabla22.1">
          <table:table-cell table:style-name="Tabla22.A1" table:number-columns-spanned="3" office:value-type="string">
            <text:p text:style-name="P22">Description:</text:p>
          </table:table-cell>
          <table:covered-table-cell/>
          <table:covered-table-cell/>
          <table:table-cell table:style-name="Tabla22.M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A1" office:value-type="string">
            <text:p text:style-name="P22">Project</text:p>
          </table:table-cell>
          <table:table-cell table:style-name="Tabla22.A1" table:number-columns-spanned="2" office:value-type="string">
            <text:p text:style-name="P16"/>
          </table:table-cell>
          <table:covered-table-cell/>
          <table:table-cell table:style-name="Tabla22.A1" office:value-type="string">
            <text:p text:style-name="P22">Dat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Number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Typ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Inject</text:p>
          </table:table-cell>
          <table:table-cell table:style-name="Tabla22.A1" office:value-type="string">
            <text:p text:style-name="P16"/>
          </table:table-cell>
          <table:table-cell table:style-name="Tabla22.M1" office:value-type="string">
            <text:p text:style-name="P22">Remov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Tim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Ref.</text:p>
          </table:table-cell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B2" office:value-type="string">
            <text:p text:style-name="P28">2</text:p>
          </table:table-cell>
          <table:table-cell table:style-name="Tabla22.C2" table:number-columns-spanned="2" office:value-type="string">
            <text:p text:style-name="P16"/>
          </table:table-cell>
          <table:covered-table-cell/>
          <table:table-cell table:style-name="Tabla22.B2" office:value-type="string">
            <text:p text:style-name="P28">8/6</text:p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28">3</text:p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28">30</text:p>
          </table:table-cell>
          <table:table-cell table:style-name="Tabla22.J2" office:value-type="string">
            <text:p text:style-name="P16"/>
          </table:table-cell>
          <table:table-cell table:style-name="Tabla22.B2" office:value-type="string">
            <text:p text:style-name="P28">Cod</text:p>
          </table:table-cell>
          <table:table-cell table:style-name="Tabla22.C2" office:value-type="string">
            <text:p text:style-name="P28"/>
          </table:table-cell>
          <table:table-cell table:style-name="Tabla22.B2" office:value-type="string">
            <text:p text:style-name="P28">compile</text:p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28">1 min</text:p>
          </table:table-cell>
          <table:table-cell table:style-name="Tabla22.J2" office:value-type="string">
            <text:p text:style-name="P16"/>
          </table:table-cell>
          <table:table-cell table:style-name="Tabla22.Q2" office:value-type="string">
            <text:p text:style-name="P16"/>
          </table:table-cell>
        </table:table-row>
        <table:table-row table:style-name="Tabla22.1">
          <table:table-cell table:style-name="Tabla22.A1" table:number-columns-spanned="3" office:value-type="string">
            <text:p text:style-name="P22">Description:</text:p>
          </table:table-cell>
          <table:covered-table-cell/>
          <table:covered-table-cell/>
          <table:table-cell table:style-name="Tabla22.M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A1" office:value-type="string">
            <text:p text:style-name="P22">Project</text:p>
          </table:table-cell>
          <table:table-cell table:style-name="Tabla22.A1" table:number-columns-spanned="2" office:value-type="string">
            <text:p text:style-name="P16"/>
          </table:table-cell>
          <table:covered-table-cell/>
          <table:table-cell table:style-name="Tabla22.A1" office:value-type="string">
            <text:p text:style-name="P22">Dat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Number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Typ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Inject</text:p>
          </table:table-cell>
          <table:table-cell table:style-name="Tabla22.A1" office:value-type="string">
            <text:p text:style-name="P16"/>
          </table:table-cell>
          <table:table-cell table:style-name="Tabla22.M1" office:value-type="string">
            <text:p text:style-name="P22">Remov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Tim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Ref.</text:p>
          </table:table-cell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B2" office:value-type="string">
            <text:p text:style-name="P28">2</text:p>
          </table:table-cell>
          <table:table-cell table:style-name="Tabla22.C2" table:number-columns-spanned="2" office:value-type="string">
            <text:p text:style-name="P16"/>
          </table:table-cell>
          <table:covered-table-cell/>
          <table:table-cell table:style-name="Tabla22.B2" office:value-type="string">
            <text:p text:style-name="P28">8/6</text:p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28">4</text:p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28">30</text:p>
          </table:table-cell>
          <table:table-cell table:style-name="Tabla22.J2" office:value-type="string">
            <text:p text:style-name="P16"/>
          </table:table-cell>
          <table:table-cell table:style-name="Tabla22.B2" office:value-type="string">
            <text:p text:style-name="P28">Cod</text:p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28">Compile</text:p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28">1 min</text:p>
          </table:table-cell>
          <table:table-cell table:style-name="Tabla22.J2" office:value-type="string">
            <text:p text:style-name="P16"/>
          </table:table-cell>
          <table:table-cell table:style-name="Tabla22.Q2" office:value-type="string">
            <text:p text:style-name="P16"/>
          </table:table-cell>
        </table:table-row>
        <table:table-row table:style-name="Tabla22.1">
          <table:table-cell table:style-name="Tabla22.A1" table:number-columns-spanned="3" office:value-type="string">
            <text:p text:style-name="P22">Description:</text:p>
          </table:table-cell>
          <table:covered-table-cell/>
          <table:covered-table-cell/>
          <table:table-cell table:style-name="Tabla22.M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A1" office:value-type="string">
            <text:p text:style-name="P22">Project</text:p>
          </table:table-cell>
          <table:table-cell table:style-name="Tabla22.A1" table:number-columns-spanned="2" office:value-type="string">
            <text:p text:style-name="P16"/>
          </table:table-cell>
          <table:covered-table-cell/>
          <table:table-cell table:style-name="Tabla22.A1" office:value-type="string">
            <text:p text:style-name="P22">Dat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Number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Typ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Inject</text:p>
          </table:table-cell>
          <table:table-cell table:style-name="Tabla22.A1" office:value-type="string">
            <text:p text:style-name="P16"/>
          </table:table-cell>
          <table:table-cell table:style-name="Tabla22.M1" office:value-type="string">
            <text:p text:style-name="P22">Remov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Tim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Ref.</text:p>
          </table:table-cell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B2" office:value-type="string">
            <text:p text:style-name="P16"/>
          </table:table-cell>
          <table:table-cell table:style-name="Tabla22.C2" table:number-columns-spanned="2" office:value-type="string">
            <text:p text:style-name="P16"/>
          </table:table-cell>
          <table:covered-table-cell/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16"/>
          </table:table-cell>
          <table:table-cell table:style-name="Tabla22.J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16"/>
          </table:table-cell>
          <table:table-cell table:style-name="Tabla22.J2" office:value-type="string">
            <text:p text:style-name="P16"/>
          </table:table-cell>
          <table:table-cell table:style-name="Tabla22.Q2" office:value-type="string">
            <text:p text:style-name="P16"/>
          </table:table-cell>
        </table:table-row>
        <table:table-row table:style-name="Tabla22.1">
          <table:table-cell table:style-name="Tabla22.A1" table:number-columns-spanned="3" office:value-type="string">
            <text:p text:style-name="P22">Description:</text:p>
          </table:table-cell>
          <table:covered-table-cell/>
          <table:covered-table-cell/>
          <table:table-cell table:style-name="Tabla22.M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A1" office:value-type="string">
            <text:p text:style-name="P22">Project</text:p>
          </table:table-cell>
          <table:table-cell table:style-name="Tabla22.A1" table:number-columns-spanned="2" office:value-type="string">
            <text:p text:style-name="P16"/>
          </table:table-cell>
          <table:covered-table-cell/>
          <table:table-cell table:style-name="Tabla22.A1" office:value-type="string">
            <text:p text:style-name="P22">Dat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Number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Typ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Inject</text:p>
          </table:table-cell>
          <table:table-cell table:style-name="Tabla22.A1" office:value-type="string">
            <text:p text:style-name="P16"/>
          </table:table-cell>
          <table:table-cell table:style-name="Tabla22.M1" office:value-type="string">
            <text:p text:style-name="P22">Remov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Tim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Ref.</text:p>
          </table:table-cell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B2" office:value-type="string">
            <text:p text:style-name="P16"/>
          </table:table-cell>
          <table:table-cell table:style-name="Tabla22.C2" table:number-columns-spanned="2" office:value-type="string">
            <text:p text:style-name="P16"/>
          </table:table-cell>
          <table:covered-table-cell/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16"/>
          </table:table-cell>
          <table:table-cell table:style-name="Tabla22.J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16"/>
          </table:table-cell>
          <table:table-cell table:style-name="Tabla22.J2" office:value-type="string">
            <text:p text:style-name="P16"/>
          </table:table-cell>
          <table:table-cell table:style-name="Tabla22.Q2" office:value-type="string">
            <text:p text:style-name="P16"/>
          </table:table-cell>
        </table:table-row>
        <table:table-row table:style-name="Tabla22.1">
          <table:table-cell table:style-name="Tabla22.A1" table:number-columns-spanned="3" office:value-type="string">
            <text:p text:style-name="P22">Description:</text:p>
          </table:table-cell>
          <table:covered-table-cell/>
          <table:covered-table-cell/>
          <table:table-cell table:style-name="Tabla22.M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A1" office:value-type="string">
            <text:p text:style-name="P22">Project</text:p>
          </table:table-cell>
          <table:table-cell table:style-name="Tabla22.A1" table:number-columns-spanned="2" office:value-type="string">
            <text:p text:style-name="P16"/>
          </table:table-cell>
          <table:covered-table-cell/>
          <table:table-cell table:style-name="Tabla22.A1" office:value-type="string">
            <text:p text:style-name="P22">Dat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Number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Typ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Inject</text:p>
          </table:table-cell>
          <table:table-cell table:style-name="Tabla22.A1" office:value-type="string">
            <text:p text:style-name="P16"/>
          </table:table-cell>
          <table:table-cell table:style-name="Tabla22.M1" office:value-type="string">
            <text:p text:style-name="P22">Remov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Tim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Ref.</text:p>
          </table:table-cell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B2" office:value-type="string">
            <text:p text:style-name="P16"/>
          </table:table-cell>
          <table:table-cell table:style-name="Tabla22.C2" table:number-columns-spanned="2" office:value-type="string">
            <text:p text:style-name="P16"/>
          </table:table-cell>
          <table:covered-table-cell/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16"/>
          </table:table-cell>
          <table:table-cell table:style-name="Tabla22.J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16"/>
          </table:table-cell>
          <table:table-cell table:style-name="Tabla22.J2" office:value-type="string">
            <text:p text:style-name="P16"/>
          </table:table-cell>
          <table:table-cell table:style-name="Tabla22.Q2" office:value-type="string">
            <text:p text:style-name="P16"/>
          </table:table-cell>
        </table:table-row>
        <table:table-row table:style-name="Tabla22.1">
          <table:table-cell table:style-name="Tabla22.A1" table:number-columns-spanned="3" office:value-type="string">
            <text:p text:style-name="P22">Description:</text:p>
          </table:table-cell>
          <table:covered-table-cell/>
          <table:covered-table-cell/>
          <table:table-cell table:style-name="Tabla22.M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A1" office:value-type="string">
            <text:p text:style-name="P22">Project</text:p>
          </table:table-cell>
          <table:table-cell table:style-name="Tabla22.A1" table:number-columns-spanned="2" office:value-type="string">
            <text:p text:style-name="P16"/>
          </table:table-cell>
          <table:covered-table-cell/>
          <table:table-cell table:style-name="Tabla22.A1" office:value-type="string">
            <text:p text:style-name="P22">Dat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Number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Type</text:p>
          </table:table-cell>
          <table:table-cell table:style-name="Tabla22.A1" office:value-type="string">
            <text:p text:style-name="P16"/>
          </table:table-cell>
          <table:table-cell table:style-name="Tabla22.A1" office:value-type="string">
            <text:p text:style-name="P22">Inject</text:p>
          </table:table-cell>
          <table:table-cell table:style-name="Tabla22.A1" office:value-type="string">
            <text:p text:style-name="P16"/>
          </table:table-cell>
          <table:table-cell table:style-name="Tabla22.M1" office:value-type="string">
            <text:p text:style-name="P22">Remov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Time</text:p>
          </table:table-cell>
          <table:table-cell table:style-name="Tabla22.A1" office:value-type="string">
            <text:p text:style-name="P16"/>
          </table:table-cell>
          <table:table-cell table:style-name="Tabla22.I1" office:value-type="string">
            <text:p text:style-name="P22">Fix Ref.</text:p>
          </table:table-cell>
        </table:table-row>
        <table:table-row table:style-name="Tabla22.1">
          <table:table-cell table:style-name="Tabla22.A1" office:value-type="string">
            <text:p text:style-name="P1"/>
          </table:table-cell>
          <table:table-cell table:style-name="Tabla22.B2" office:value-type="string">
            <text:p text:style-name="P16"/>
          </table:table-cell>
          <table:table-cell table:style-name="Tabla22.C2" table:number-columns-spanned="2" office:value-type="string">
            <text:p text:style-name="P16"/>
          </table:table-cell>
          <table:covered-table-cell/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16"/>
          </table:table-cell>
          <table:table-cell table:style-name="Tabla22.J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B2" office:value-type="string">
            <text:p text:style-name="P16"/>
          </table:table-cell>
          <table:table-cell table:style-name="Tabla22.C2" office:value-type="string">
            <text:p text:style-name="P16"/>
          </table:table-cell>
          <table:table-cell table:style-name="Tabla22.I2" office:value-type="string">
            <text:p text:style-name="P16"/>
          </table:table-cell>
          <table:table-cell table:style-name="Tabla22.J2" office:value-type="string">
            <text:p text:style-name="P16"/>
          </table:table-cell>
          <table:table-cell table:style-name="Tabla22.Q2" office:value-type="string">
            <text:p text:style-name="P16"/>
          </table:table-cell>
        </table:table-row>
        <table:table-row table:style-name="Tabla22.1">
          <table:table-cell table:style-name="Tabla22.A1" table:number-columns-spanned="3" office:value-type="string">
            <text:p text:style-name="P22">Description:</text:p>
          </table:table-cell>
          <table:covered-table-cell/>
          <table:covered-table-cell/>
          <table:table-cell table:style-name="Tabla22.M1" table:number-columns-spanned="1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1">
          <table:table-cell table:style-name="Tabla22.M1" table:number-columns-spanned="1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criptTableTex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criptTableBullets1" style:family="paragraph" style:parent-style-name="ScriptTableText" style:list-style-name="WW8Num3">
      <style:paragraph-properties>
        <style:tab-stops>
          <style:tab-stop style:position="0.318cm"/>
        </style:tab-stops>
      </style:paragraph-properties>
    </style:style>
    <style:style style:name="FormTitle" style:family="paragraph">
      <style:paragraph-properties fo:margin-top="0cm" fo:margin-bottom="0.212cm" style:contextual-spacing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 fo:hyphenate="false" fo:hyphenation-remain-char-count="2" fo:hyphenation-push-char-count="2"/>
    </style:style>
    <style:style style:name="FormTex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318cm" fo:margin-left="0.318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1:05:15.966406407</meta:creation-date>
    <dc:date>2016-06-08T11:50:37.428279170</dc:date>
    <meta:editing-duration>PT42M50S</meta:editing-duration>
    <meta:editing-cycles>3</meta:editing-cycles>
    <meta:generator>LibreOffice/4.2.3.3$Linux_x86 LibreOffice_project/882f8a0a489bc99a9e60c7905a60226254cb6ff0</meta:generator>
    <meta:document-statistic meta:table-count="7" meta:image-count="0" meta:object-count="0" meta:page-count="4" meta:paragraph-count="235" meta:word-count="346" meta:character-count="1761" meta:non-whitespace-character-count="1599"/>
  </office:meta>
</office:document-meta>
</file>